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ighlighter.doHighlight( TermPositionVector tvec , Set queryTerms , String text , String excerptStart , String excerptEnd , String fragmentStart , String fragmentEnd , String hlStart , String hlEnd , int maxFragments , int surrou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ragmentInfo.get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.num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PositionSorte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Info.FragmentInfo( TermVectorOffsetInfo offsetinfo , int mergeG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ighlighter.createDefaultExcerpt( String text , String excerptStart , String excerptEnd , String fragmentStart , String fragmentEnd , int max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Highlighter.mergeFragments( TermVectorOffsetInfo [ ] offsets , String text , String excerptStart , String excerptEnd , String fragmentStart , String fragmentEnd , String hlStart , String hlEnd , int maxFragments , int surround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81">
            <text:p text:style-name="Table_20_Contents">81</text:p>
          </table:table-cell>
          <table:table-cell office:value-type="float" office:value="156">
            <text:p text:style-name="Table_20_Contents">156</text:p>
          </table:table-cell>
        </table:table-row>
        <table:table-row>
          <table:table-cell office:value-type="string">
            <text:p text:style-name="Table_20_Contents">FragmentInfo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.get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ScoreSorter.compare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VectorOffsetInfoSorte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ighlighter.DefaultHighligh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rmVectorOffsetInfoSort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ighlighter.highlight( TermPositionVector tvec , Set queryTerms , String text , int maxFragments , int sur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mentInfoPositionSort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Info.tri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agmentInfo.add( TermVectorOffsetInfo offse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Highlighter.highlight( TermPositionVector tvec , Set queryTerms , String text , String excerptStart , String excerptEnd , String fragmentStart , String fragmentEnd , String hlStart , String hlEnd , int maxFragments , int sur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mentInfoScoreSort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